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>
      <style:paragraph-properties fo:text-align="center" style:justify-single-word="false"/>
      <style:text-properties officeooo:paragraph-rsid="000e6647"/>
    </style:style>
    <style:style style:name="T1" style:family="text">
      <style:text-properties officeooo:rsid="000e6647"/>
    </style:style>
    <style:style style:name="T2" style:family="text">
      <style:text-properties style:text-underline-style="solid" style:text-underline-width="auto" style:text-underline-color="font-color" officeooo:rsid="000e664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<text:span text:style-name="T2">Nim Quick Reference</text:span></text:span></text:p>
      <text:p text:style-name="P19"><text:span text:style-name="Strong_20_Emphasis"><text:span text:style-name="T2"/></text:span></text:p>
      <text:p text:style-name="P19"><text:span text:style-name="Strong_20_Emphasis"><text:span text:style-name="T2"/></text:span></text:p>
      <text:p text:style-name="Text_20_body"><text:span text:style-name="Strong_20_Emphasis"/></text:p>
      <text:p text:style-name="Text_20_body"><text:span text:style-name="Strong_20_Emphasis">Nim:</text:span></text:p>
      <text:list text:style-name="L1">
        <text:list-item>
          <text:p text:style-name="P3">Nim is a statically typed, imperative programming language that is designed to be efficient, expressive, and readable.</text:p>
        </text:list-item>
        <text:list-item>
          <text:p text:style-name="P3">Known for its high-performance compilation to C and C++, as well as its ability to generate standalone executables with minimal runtime dependencies.</text:p>
        </text:list-item>
        <text:list-item>
          <text:p text:style-name="P2">Offers a powerful macro system for metaprogramming and a comprehensive standard library.</text:p>
        </text:list-item>
      </text:list>
      <text:p text:style-name="Text_20_body"><text:span text:style-name="Strong_20_Emphasis">Key Features:</text:span></text:p>
      <text:list text:style-name="L2">
        <text:list-item>
          <text:p text:style-name="P4"><text:span text:style-name="Strong_20_Emphasis">Statically Typed:</text:span></text:p>
          <text:list>
            <text:list-item>
              <text:p text:style-name="P5">Nim is statically typed, providing compile-time type checking for increased safety and performance.</text:p>
            </text:list-item>
            <text:list-item>
              <text:p text:style-name="P5">Type inference allows for concise code without explicit type annotations.</text:p>
            </text:list-item>
          </text:list>
        </text:list-item>
        <text:list-item>
          <text:p text:style-name="P4"><text:span text:style-name="Strong_20_Emphasis">Efficient Compilation:</text:span></text:p>
          <text:list>
            <text:list-item>
              <text:p text:style-name="P5">Nim code is translated to efficient C or C++ code, which is then compiled to machine code.</text:p>
            </text:list-item>
            <text:list-item>
              <text:p text:style-name="P5">Generates standalone executables with minimal runtime dependencies.</text:p>
            </text:list-item>
          </text:list>
        </text:list-item>
        <text:list-item>
          <text:p text:style-name="P4"><text:span text:style-name="Strong_20_Emphasis">Expressive Syntax:</text:span></text:p>
          <text:list>
            <text:list-item>
              <text:p text:style-name="P5">Nim features a clean and expressive syntax that is easy to read and write.</text:p>
            </text:list-item>
            <text:list-item>
              <text:p text:style-name="P5">Supports procedural, object-oriented, and functional programming paradigms.</text:p>
            </text:list-item>
          </text:list>
        </text:list-item>
        <text:list-item>
          <text:p text:style-name="P4"><text:span text:style-name="Strong_20_Emphasis">Metaprogramming:</text:span></text:p>
          <text:list>
            <text:list-item>
              <text:p text:style-name="P5">Offers a powerful macro system for metaprogramming and code generation.</text:p>
            </text:list-item>
            <text:list-item>
              <text:p text:style-name="P4">Macros can be used to automate repetitive tasks, generate boilerplate code, and optimize performance.</text:p>
            </text:list-item>
          </text:list>
        </text:list-item>
      </text:list>
      <text:p text:style-name="Text_20_body"><text:span text:style-name="Strong_20_Emphasis">Basic Syntax:</text:span></text:p>
      <text:list text:style-name="L3">
        <text:list-item>
          <text:p text:style-name="P7">Nim code is organized into modules, which can contain procedures, types, constants, and other declarations.</text:p>
        </text:list-item>
        <text:list-item>
          <text:p text:style-name="P7">Statements end with semicolons (<text:span text:style-name="Source_20_Text">;</text:span>) but are optional if followed by a newline.</text:p>
        </text:list-item>
        <text:list-item>
          <text:p text:style-name="P7">Comments can be single-line (<text:span text:style-name="Source_20_Text">#</text:span>) or multi-line (<text:span text:style-name="Source_20_Text">#</text:span> followed by a block of text and ending with <text:span text:style-name="Source_20_Text">#</text:span>).</text:p>
        </text:list-item>
        <text:list-item>
          <text:p text:style-name="P6">Variables are declared using the <text:span text:style-name="Source_20_Text">var</text:span>, <text:span text:style-name="Source_20_Text">let</text:span>, or <text:span text:style-name="Source_20_Text">const</text:span> keywords.</text:p>
        </text:list-item>
      </text:list>
      <text:p text:style-name="Text_20_body"><text:span text:style-name="Strong_20_Emphasis">Hello World:</text:span></text:p>
      <text:p text:style-name="P1">nim</text:p>
      <text:p text:style-name="Preformatted_20_Text"><text:soft-page-break/><text:span text:style-name="Source_20_Text"># Hello World program</text:span></text:p>
      <text:p text:style-name="P1"><text:span text:style-name="Source_20_Text">echo "Hello, world!"</text:span></text:p>
      <text:p text:style-name="Text_20_body"><text:span text:style-name="Strong_20_Emphasis">Variables:</text:span></text:p>
      <text:p text:style-name="P1">nim</text:p>
      <text:p text:style-name="Preformatted_20_Text"><text:span text:style-name="Source_20_Text">var x: int = 10 <text:s text:c="3"/># Mutable variable</text:span></text:p>
      <text:p text:style-name="Preformatted_20_Text"><text:span text:style-name="Source_20_Text">let y = 20 <text:s text:c="8"/># Immutable variable (type inferred)</text:span></text:p>
      <text:p text:style-name="P1"><text:span text:style-name="Source_20_Text">const PI = 3.14159 # Constant</text:span></text:p>
      <text:p text:style-name="Text_20_body"><text:span text:style-name="Strong_20_Emphasis">Control Flow:</text:span></text:p>
      <text:list text:style-name="L4">
        <text:list-item>
          <text:p text:style-name="P8">Nim supports standard control flow constructs such as <text:span text:style-name="Source_20_Text">if</text:span>, <text:span text:style-name="Source_20_Text">elif</text:span>, <text:span text:style-name="Source_20_Text">else</text:span>, <text:span text:style-name="Source_20_Text">case</text:span>, <text:span text:style-name="Source_20_Text">while</text:span>, <text:span text:style-name="Source_20_Text">for</text:span>, and <text:span text:style-name="Source_20_Text">when</text:span>.</text:p>
        </text:list-item>
      </text:list>
      <text:p text:style-name="Text_20_body"><text:span text:style-name="Strong_20_Emphasis">Functions:</text:span></text:p>
      <text:list text:style-name="L5">
        <text:list-item>
          <text:p text:style-name="P10">Define functions using the <text:span text:style-name="Source_20_Text">proc</text:span> keyword.</text:p>
        </text:list-item>
        <text:list-item>
          <text:p text:style-name="P9">Functions can have parameters and return values.</text:p>
        </text:list-item>
      </text:list>
      <text:p text:style-name="P1">nim</text:p>
      <text:p text:style-name="Preformatted_20_Text"><text:span text:style-name="Source_20_Text">proc add(x, y: int): int =</text:span></text:p>
      <text:p text:style-name="Preformatted_20_Text"><text:span text:style-name="Source_20_Text"><text:s text:c="4"/>result = x + y</text:span></text:p>
      <text:p text:style-name="Preformatted_20_Text"/>
      <text:p text:style-name="P1"><text:span text:style-name="Source_20_Text">echo add(5, 3) # Output: 8</text:span></text:p>
      <text:p text:style-name="Text_20_body"><text:span text:style-name="Strong_20_Emphasis">Data Structures:</text:span></text:p>
      <text:list text:style-name="L6">
        <text:list-item>
          <text:p text:style-name="P11">Nim provides built-in data structures like arrays, sequences, sets, and dictionaries.</text:p>
        </text:list-item>
      </text:list>
      <text:p text:style-name="P1">nim</text:p>
      <text:p text:style-name="Preformatted_20_Text"><text:span text:style-name="Source_20_Text">var numbers: array[5, int] = [1, 2, 3, 4, 5]</text:span></text:p>
      <text:p text:style-name="P1"><text:span text:style-name="Source_20_Text">echo numbers[2] # Output: 3</text:span></text:p>
      <text:p text:style-name="Text_20_body"><text:span text:style-name="Strong_20_Emphasis">Modules:</text:span></text:p>
      <text:list text:style-name="L7">
        <text:list-item>
          <text:p text:style-name="P13">Organize code into modules for better organization and reusability.</text:p>
        </text:list-item>
        <text:list-item>
          <text:p text:style-name="P12">Use the <text:span text:style-name="Source_20_Text">import</text:span> statement to include modules in your code.</text:p>
        </text:list-item>
      </text:list>
      <text:p text:style-name="P1">nim</text:p>
      <text:p text:style-name="Preformatted_20_Text"><text:span text:style-name="Source_20_Text"># math.nim</text:span></text:p>
      <text:p text:style-name="Preformatted_20_Text"><text:span text:style-name="Source_20_Text">module math</text:span></text:p>
      <text:p text:style-name="Preformatted_20_Text"/>
      <text:p text:style-name="Preformatted_20_Text"><text:span text:style-name="Source_20_Text">proc square(x: int): int =</text:span></text:p>
      <text:p text:style-name="P1"><text:span text:style-name="Source_20_Text"><text:s text:c="4"/>result = x * x</text:span></text:p>
      <text:p text:style-name="P1">nim</text:p>
      <text:p text:style-name="Preformatted_20_Text"><text:span text:style-name="Source_20_Text"># main.nim</text:span></text:p>
      <text:p text:style-name="Preformatted_20_Text"><text:span text:style-name="Source_20_Text">import math</text:span></text:p>
      <text:p text:style-name="Preformatted_20_Text"/>
      <text:p text:style-name="P1"><text:soft-page-break/><text:span text:style-name="Source_20_Text">echo math.square(5) # Output: 25</text:span></text:p>
      <text:p text:style-name="Text_20_body"><text:span text:style-name="Strong_20_Emphasis">Error Handling:</text:span></text:p>
      <text:list text:style-name="L8">
        <text:list-item>
          <text:p text:style-name="P14">Use the <text:span text:style-name="Source_20_Text">try</text:span>, <text:span text:style-name="Source_20_Text">except</text:span>, and <text:span text:style-name="Source_20_Text">finally</text:span> blocks for error handling.</text:p>
        </text:list-item>
      </text:list>
      <text:p text:style-name="P1">nim</text:p>
      <text:p text:style-name="Preformatted_20_Text"><text:span text:style-name="Source_20_Text">try:</text:span></text:p>
      <text:p text:style-name="Preformatted_20_Text"><text:span text:style-name="Source_20_Text"><text:s text:c="4"/># Code that may raise an exception</text:span></text:p>
      <text:p text:style-name="Preformatted_20_Text"><text:span text:style-name="Source_20_Text">except ValueError:</text:span></text:p>
      <text:p text:style-name="Preformatted_20_Text"><text:span text:style-name="Source_20_Text"><text:s text:c="4"/># Handle specific exception</text:span></text:p>
      <text:p text:style-name="Preformatted_20_Text"><text:span text:style-name="Source_20_Text">except:</text:span></text:p>
      <text:p text:style-name="Preformatted_20_Text"><text:span text:style-name="Source_20_Text"><text:s text:c="4"/># Handle any other exception</text:span></text:p>
      <text:p text:style-name="Preformatted_20_Text"><text:span text:style-name="Source_20_Text">finally:</text:span></text:p>
      <text:p text:style-name="P1"><text:span text:style-name="Source_20_Text"><text:s text:c="4"/># Cleanup code (optional)</text:span></text:p>
      <text:p text:style-name="Text_20_body"><text:span text:style-name="Strong_20_Emphasis">Concurrency:</text:span></text:p>
      <text:list text:style-name="L9">
        <text:list-item>
          <text:p text:style-name="P16">Nim supports lightweight threads and asynchronous programming.</text:p>
        </text:list-item>
        <text:list-item>
          <text:p text:style-name="P15">Use the <text:span text:style-name="Source_20_Text">spawn</text:span> keyword to create new threads.</text:p>
        </text:list-item>
      </text:list>
      <text:p text:style-name="Text_20_body"><text:span text:style-name="Strong_20_Emphasis">Documentation:</text:span></text:p>
      <text:list text:style-name="L10">
        <text:list-item>
          <text:p text:style-name="P18">Document Nim code using comments and docstrings.</text:p>
        </text:list-item>
        <text:list-item>
          <text:p text:style-name="P17">Generate documentation using tools like <text:span text:style-name="Source_20_Text">nimdoc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6:22:37.875941045</meta:creation-date>
    <dc:date>2024-04-09T06:24:05.478615193</dc:date>
    <meta:editing-duration>PT1M27S</meta:editing-duration>
    <meta:editing-cycles>1</meta:editing-cycles>
    <meta:document-statistic meta:table-count="0" meta:image-count="0" meta:object-count="0" meta:page-count="3" meta:paragraph-count="75" meta:word-count="471" meta:character-count="2875" meta:non-whitespace-character-count="2474"/>
    <meta:generator>LibreOffice/7.6.6.3$Linux_X86_64 LibreOffice_project/60$Build-3</meta:generator>
  </office:meta>
</office:document-meta>
</file>